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F300000B5F92D17DDD.svm"/>
  <manifest:file-entry manifest:media-type="" manifest:full-path="Pictures/200000070000559500000BAF3A0561A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style:font-name="Courier New" fo:font-size="11pt" style:font-size-asian="11pt" style:font-size-complex="11pt"/>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Courier New" fo:font-size="11pt" style:font-size-asian="11pt" style:font-size-complex="11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Courier New" fo:font-size="11pt" style:font-size-asian="11pt" style:font-size-complex="11pt"/>
    </style:style>
    <style:style style:name="T3" style:family="text">
      <style:text-properties style:font-name="Courier New" fo:font-size="11pt" style:text-underline-style="none" fo:font-weight="normal" style:font-size-asian="11pt" style:font-weight-asian="normal" style:font-size-complex="11pt" style:font-weight-complex="normal"/>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ySQL (MariaDB) et Phpmyadmin</text:p>
      <text:p text:style-name="P1"/>
      <text:p text:style-name="P1"/>
      <text:p text:style-name="P2"/>
      <text:p text:style-name="P2">&gt; <text:span text:style-name="T1">Installing MariaDB</text:span></text:p>
      <text:p text:style-name="P2"/>
      <text:p text:style-name="P2">Phpmyadmin est simplement un programme qui permet d'intéragir avec une base de données SQL (de type MySQL ou MariaDB. Ces deux types de bases de données sont en réalité très proches, MariaDB étant un fork de MySQL. MariaDB offre des performances améliorées dans la plupart des cas).</text:p>
      <text:p text:style-name="P2"/>
      <text:p text:style-name="P2">La première étape dans l'installation de Phpmyadmin est donc bien sûr de setup une base de données. Nous utiliserons MariaDB. Pour installer MariaDB sur Debian Buster, c'est très simple :</text:p>
      <text:p text:style-name="P2"/>
      <text:p text:style-name="P4">apt-get install mariadb-server</text:p>
      <text:p text:style-name="P2"/>
      <text:p text:style-name="P2">Une fois qu'on a run cette commande, et qu'on a démarré le serveur (<text:span text:style-name="T2">service mysql start</text:span>), on peut ensuite intéragir avec le serveur de base de données via la command line :</text:p>
      <text:p text:style-name="P2"/>
      <text:p text:style-name="P4">mysql -u root -p</text:p>
      <text:p text:style-name="P2"/>
      <text:p text:style-name="P2">On est ensuite dans la ligne de commande MariaDB, et on peut entrer des SQL queries classiques, telles que <text:span text:style-name="T2">SHOW DATABASES;</text:span></text:p>
      <text:p text:style-name="P2"/>
      <text:p text:style-name="P2">En version script :</text:p>
      <text:p text:style-name="P4">mysql -u root --skip-password -e "show databases;"</text:p>
      <text:p text:style-name="P2"/>
      <text:p text:style-name="P2">REMARQUE : l'utilisateur par défaut est root, et un mot de passe vide.</text:p>
      <text:p text:style-name="P2"/>
      <text:p text:style-name="P2"/>
      <text:p text:style-name="P2">&gt; <text:span text:style-name="T1">Installing PHP</text:span></text:p>
      <text:p text:style-name="P5"/>
      <text:p text:style-name="P5">Comme son nom l'indique, Phpmyadmin se sert de PHP pour fonctionner. Il faudra donc installer PHP dans notre docker si on veut pouvoir l'utiliser. De plus, c'est toujours bien si on veut servir des pages PHP au travers de notre serveur web.</text:p>
      <text:p text:style-name="P2"><text:span text:style-name="T4">On va installer PHP en soi : </text:span><text:span text:style-name="T3">php7.3-fpm</text:span><text:span text:style-name="T4"> (fpm est simplement une version plus efficace de PHP, on l'appelle également fastCGI), et différentes extensions couramment utilisées : </text:span><text:span text:style-name="T2">php7.3-common php7.3-mysql php7.3-xml php7.3-xmlrpc php7.3-curl php7.3-gd php7.3-imagick php7.3-cli php7.3-dev php7.3-imap php7.3-mbstring php7.3-opcache php7.3-soap php7.3-zip php7.3-intl</text:span>.</text:p>
      <text:p text:style-name="P5"/>
      <text:p text:style-name="P5">La commande finale :</text:p>
      <text:p text:style-name="P6">apt-get install -y php7.3-fpm <text:s/>php7.3-common php7.3-mysql php7.3-xml php7.3-xmlrpc php7.3-curl php7.3-gd php7.3-imagick php7.3-cli php7.3-dev php7.3-imap php7.3-mbstring php7.3-opcache php7.3-soap php7.3-zip php7.3-intl</text:p>
      <text:p text:style-name="P2"/>
      <text:p text:style-name="P2"/>
      <text:p text:style-name="P2">&gt; <text:span text:style-name="T1">PHPMYADMIN</text:span></text:p>
      <text:p text:style-name="P5"/>
      <text:p text:style-name="P5">Maintenant qu'on a une base de données avec laquelle Phpmyadmin pourra intéragir, et PHP d'installé sur notre docker, il est temps de passer à Phpmyadmin.</text:p>
      <text:p text:style-name="P5"/>
      <text:p text:style-name="P5"><text:soft-page-break/></text:p>
      <text:p text:style-name="P5">Phpmyadmin n'est pas disponible depuis les répertoires débian par défaut. On va donc télécharger le code source depuis le site officiel, avec <text:span text:style-name="T2">wget</text:span> (qu'il faut installer).</text:p>
      <text:p text:style-name="P5"/>
      <text:p text:style-name="P5"><draw:frame draw:style-name="fr1" draw:name="images1" text:anchor-type="paragraph" svg:width="16.999cm" svg:height="2.32cm" draw:z-index="0"><draw:image xlink:href="Pictures/200000070000559500000BAF3A0561A6.svm" xlink:type="simple" xlink:show="embed" xlink:actuate="onLoad"/></draw:frame></text:p>
      <text:p text:style-name="P5">Avec ces commandes, on télécharge la version 4.9.7 de phpMyAdmin, on décompresse l'archive obtenue, on la déplace dans notre serveur web en renommant le dossier, avant de supprimer l'archive, et de transférer le fichier de configuration personnalisé que nous avons créé. Le fichier de configuration config.inc.php est le suivant :</text:p>
      <text:p text:style-name="P5"/>
      <text:p text:style-name="P6">&lt;?php</text:p>
      <text:p text:style-name="P6">/* vim: set expandtab sw=4 ts=4 sts=4: */</text:p>
      <text:p text:style-name="P6">/**</text:p>
      <text:p text:style-name="P6"><text:s/>* phpMyAdmin sample configuration, you can use it as base for</text:p>
      <text:p text:style-name="P6"><text:s/>* manual configuration. For easier setup you can use setup/</text:p>
      <text:p text:style-name="P6"><text:s/>*</text:p>
      <text:p text:style-name="P6"><text:s/>* All directives are explained in documentation in the doc/ folder</text:p>
      <text:p text:style-name="P6"><text:s/>* or at &lt;https://docs.phpmyadmin.net/&gt;.</text:p>
      <text:p text:style-name="P6"><text:s/>*</text:p>
      <text:p text:style-name="P6"><text:s/>* @package PhpMyAdmin</text:p>
      <text:p text:style-name="P6"><text:s/>*/</text:p>
      <text:p text:style-name="P6"/>
      <text:p text:style-name="P6">/**</text:p>
      <text:p text:style-name="P6"><text:s/>* This is needed for cookie based authentication to encrypt password in</text:p>
      <text:p text:style-name="P6"><text:s/>* cookie. Needs to be 32 chars long.</text:p>
      <text:p text:style-name="P6"><text:s/>*/</text:p>
      <text:p text:style-name="P6">$cfg['blowfish_secret'] = 'imJ}iFskJ6nxad4cgg59I.T1g0Ue(W[M'; /* YOU MUST FILL IN THIS FOR COOKIE AUTH! */</text:p>
      <text:p text:style-name="P6"/>
      <text:p text:style-name="P6">/**</text:p>
      <text:p text:style-name="P6"><text:s/>* Servers configuration</text:p>
      <text:p text:style-name="P6"><text:s/>*/</text:p>
      <text:p text:style-name="P6">$i = 0;</text:p>
      <text:p text:style-name="P6"/>
      <text:p text:style-name="P6">/**</text:p>
      <text:p text:style-name="P6"><text:s/>* First server</text:p>
      <text:p text:style-name="P6"><text:s/>*/</text:p>
      <text:p text:style-name="P6">$i++;</text:p>
      <text:p text:style-name="P6"/>
      <text:p text:style-name="P6">/* Authentication type */</text:p>
      <text:p text:style-name="P6">$cfg['Servers'][$i]['auth_type'] = 'cookie';</text:p>
      <text:p text:style-name="P6">/* Server parameters */</text:p>
      <text:p text:style-name="P6">$cfg['Servers'][$i]['host'] = 'localhost';</text:p>
      <text:p text:style-name="P6">$cfg['Servers'][$i]['compress'] = false;</text:p>
      <text:p text:style-name="P6">$cfg['Servers'][$i]['AllowNoPassword'] = true;</text:p>
      <text:p text:style-name="P6"/>
      <text:p text:style-name="P6">/**</text:p>
      <text:p text:style-name="P6"><text:s/>* Directories for saving/loading files from server</text:p>
      <text:p text:style-name="P6"><text:s/>*/</text:p>
      <text:p text:style-name="P6">$cfg['UploadDir'] = '';</text:p>
      <text:p text:style-name="P6">$cfg['SaveDir'] = '';</text:p>
      <text:p text:style-name="P6">$cfg['TempDir'] = '/tmp/';</text:p>
      <text:p text:style-name="P2"><text:soft-page-break/></text:p>
      <text:p text:style-name="P2">Il est presque identique au fichier sample qui vient avec la configuration par défaut de phpMyAdmin. On a simplement remplit les 32 caractères de blowfish_secret, et ajouté un TempDir pour les fonctions de cache de phpMyAdmin, afin qu'il soit plus rapide.</text:p>
      <text:p text:style-name="P2"/>
      <text:p text:style-name="P2">On a laissé un mode d'authentification par cookie :</text:p>
      <text:p text:style-name="P6">$cfg['Servers'][$i]['auth_type'] = 'cookie';</text:p>
      <text:p text:style-name="P2"/>
      <text:p text:style-name="P2">Ce qui va permettre de se connecter à phpMyAdmin grâce à des credentials valides d'un utilisateur mysql présent sur notre serveur. On aurait également pu préférer une méthode d'authentification plus classique, où les credentials sont définis dans le fichier config lui-même (moins secure) :</text:p>
      <text:p text:style-name="P4">$cfg['Servers'][$i]['auth_type'] = 'config';</text:p>
      <text:p text:style-name="P4">$cfg['Servers'][$i]['user'] = 'phpmyadmin';</text:p>
      <text:p text:style-name="P4">$cfg['Servers'][$i]['password'] = 'admin';</text:p>
      <text:p text:style-name="P4"/>
      <text:p text:style-name="P4"/>
      <text:p text:style-name="P2">Mais attention, par défaut dans les versions les plus récentes de mysql il est impossible de se connecter en tant que root et avec un mot de passe vide sans "sudo". Si j'essaie donc, avec mon mode d'authentification par cookie, de me connecter avec mon utilisateur par défaut "root" et mot de passe vide, cela ne fonctionnera pas. Je vais donc créer un autre utilisateur qui va gérer la base de données mysql :</text:p>
      <text:p text:style-name="P2"/>
      <text:p text:style-name="P2"><draw:frame draw:style-name="fr1" draw:name="images2" text:anchor-type="paragraph" svg:width="16.999cm" svg:height="1.993cm" draw:z-index="1"><draw:image xlink:href="Pictures/20000007000060F300000B5F92D17DDD.svm" xlink:type="simple" xlink:show="embed" xlink:actuate="onLoad"/></draw:frame></text:p>
      <text:p text:style-name="P2">On lui a donné tous les droits sur toutes les bases de donné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8M55S</meta:editing-duration>
    <meta:editing-cycles>7</meta:editing-cycles>
    <meta:generator>OpenOffice/4.1.5$Win32 OpenOffice.org_project/415m1$Build-9789</meta:generator>
    <dc:date>2020-12-16T11:51:34.64</dc:date>
    <meta:document-statistic meta:table-count="0" meta:image-count="2" meta:object-count="0" meta:page-count="3" meta:paragraph-count="65" meta:word-count="714" meta:character-count="4703"/>
    <meta:user-defined meta:name="Info 1"/>
    <meta:user-defined meta:name="Info 2"/>
    <meta:user-defined meta:name="Info 3"/>
    <meta:user-defined meta:name="Info 4"/>
  </office:meta>
</office:document-meta>
</file>